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'Helvetica Neue', Arial, sans-serif"/>
    <style:font-face style:name="Lohit Devanagari1" svg:font-family="'Lohit Devanagari'"/>
    <style:font-face style:name="Lucida Sans Unicode" svg:font-family="'Lucida Sans Unicode', 'Bitstream Vera Sans', 'Trebuchet Unicode MS', 'Lucida Grande', Verdana, Helvetica, sans-serif"/>
    <style:font-face style:name="Roboto Mono" svg:font-family="'Roboto Mono', Monaco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a505" officeooo:paragraph-rsid="000aa505"/>
    </style:style>
    <style:style style:name="P2" style:family="paragraph" style:parent-style-name="Standard">
      <style:text-properties officeooo:rsid="000b8d09" officeooo:paragraph-rsid="000b8d09"/>
    </style:style>
    <style:style style:name="P3" style:family="paragraph" style:parent-style-name="Standard">
      <style:text-properties officeooo:rsid="000d38aa" officeooo:paragraph-rsid="000d38aa"/>
    </style:style>
    <style:style style:name="P4" style:family="paragraph" style:parent-style-name="Standard">
      <style:text-properties fo:font-weight="normal" officeooo:rsid="000d38aa" officeooo:paragraph-rsid="000d38aa" style:font-weight-asian="normal" style:font-weight-complex="normal"/>
    </style:style>
    <style:style style:name="P5" style:family="paragraph" style:parent-style-name="Standard">
      <style:text-properties fo:font-weight="normal" officeooo:rsid="000b8d09" officeooo:paragraph-rsid="000b8d09" style:font-weight-asian="normal" style:font-weight-complex="normal"/>
    </style:style>
    <style:style style:name="P6" style:family="paragraph" style:parent-style-name="Standard">
      <style:text-properties fo:font-weight="normal" officeooo:rsid="000d38aa" officeooo:paragraph-rsid="000b8d09" style:font-weight-asian="normal" style:font-weight-complex="normal"/>
    </style:style>
    <style:style style:name="P7" style:family="paragraph" style:parent-style-name="Standard">
      <style:text-properties fo:font-weight="normal" officeooo:rsid="000d38aa" officeooo:paragraph-rsid="000d38aa" style:font-weight-asian="normal" style:font-weight-complex="normal"/>
    </style:style>
    <style:style style:name="P8" style:family="paragraph" style:parent-style-name="Standard">
      <style:text-properties officeooo:paragraph-rsid="000d38aa"/>
    </style:style>
    <style:style style:name="P9" style:family="paragraph" style:parent-style-name="Standard">
      <style:text-properties officeooo:paragraph-rsid="000ef797"/>
    </style:style>
    <style:style style:name="P10" style:family="paragraph" style:parent-style-name="Standard">
      <style:text-properties fo:font-weight="bold" officeooo:paragraph-rsid="000ef797" style:font-weight-asian="bold" style:font-weight-complex="bold"/>
    </style:style>
    <style:style style:name="P11" style:family="paragraph" style:parent-style-name="Text_20_body">
      <style:text-properties officeooo:paragraph-rsid="000ef797"/>
    </style:style>
    <style:style style:name="P12" style:family="paragraph" style:parent-style-name="Text_20_body">
      <style:text-properties officeooo:rsid="000ef797" officeooo:paragraph-rsid="000ef797"/>
    </style:style>
    <style:style style:name="P13" style:family="paragraph" style:parent-style-name="Text_20_body">
      <style:text-properties officeooo:rsid="000f2e2b" officeooo:paragraph-rsid="000f2e2b"/>
    </style:style>
    <style:style style:name="P14" style:family="paragraph" style:parent-style-name="Text_20_body">
      <style:text-properties fo:font-weight="bold" officeooo:rsid="000f2e2b" officeooo:paragraph-rsid="000f2e2b" style:font-weight-asian="bold" style:font-weight-complex="bold"/>
    </style:style>
    <style:style style:name="P15" style:family="paragraph" style:parent-style-name="Text_20_body">
      <style:text-properties fo:font-weight="bold" officeooo:rsid="0011552f" officeooo:paragraph-rsid="0011552f" style:font-weight-asian="bold" style:font-weight-complex="bold"/>
    </style:style>
    <style:style style:name="T1" style:family="text">
      <style:text-properties officeooo:rsid="000b8d0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8d09" style:font-weight-asian="bold" style:font-weight-complex="bold"/>
    </style:style>
    <style:style style:name="T4" style:family="text">
      <style:text-properties fo:font-weight="bold" officeooo:rsid="000d38aa" style:font-weight-asian="bold" style:font-weight-complex="bold"/>
    </style:style>
    <style:style style:name="T5" style:family="text">
      <style:text-properties fo:font-weight="bold" officeooo:rsid="000de414" style:font-weight-asian="bold" style:font-weight-complex="bold"/>
    </style:style>
    <style:style style:name="T6" style:family="text">
      <style:text-properties fo:font-weight="bold" officeooo:rsid="000ef797" style:font-weight-asian="bold" style:font-weight-complex="bold"/>
    </style:style>
    <style:style style:name="T7" style:family="text">
      <style:text-properties fo:font-weight="bold" officeooo:rsid="000f2e2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b8d09" style:font-weight-asian="normal" style:font-weight-complex="normal"/>
    </style:style>
    <style:style style:name="T10" style:family="text">
      <style:text-properties fo:font-weight="normal" officeooo:rsid="000d38aa" style:font-weight-asian="normal" style:font-weight-complex="normal"/>
    </style:style>
    <style:style style:name="T11" style:family="text">
      <style:text-properties fo:font-weight="normal" officeooo:rsid="000de414" style:font-weight-asian="normal" style:font-weight-complex="normal"/>
    </style:style>
    <style:style style:name="T12" style:family="text">
      <style:text-properties fo:font-weight="normal" officeooo:rsid="000ef797" style:font-weight-asian="normal" style:font-weight-complex="normal"/>
    </style:style>
    <style:style style:name="T13" style:family="text">
      <style:text-properties fo:font-weight="normal" officeooo:rsid="000f2e2b" style:font-weight-asian="normal" style:font-weight-complex="normal"/>
    </style:style>
    <style:style style:name="T14" style:family="text">
      <style:text-properties fo:font-weight="normal" officeooo:rsid="001100bc" style:font-weight-asian="normal" style:font-weight-complex="normal"/>
    </style:style>
    <style:style style:name="T15" style:family="text">
      <style:text-properties fo:font-weight="normal" officeooo:rsid="0011552f" style:font-weight-asian="normal" style:font-weight-complex="normal"/>
    </style:style>
    <style:style style:name="T16" style:family="text">
      <style:text-properties officeooo:rsid="000de414"/>
    </style:style>
    <style:style style:name="T17" style:family="text">
      <style:text-properties officeooo:rsid="000ef797"/>
    </style:style>
    <style:style style:name="T18" style:family="text">
      <style:text-properties officeooo:rsid="001100b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Julia code in the task 2 contains the following things that are implemented:</text:p>
      <text:p text:style-name="P1"/>
      <text:p text:style-name="P1">1-&gt;<text:span text:style-name="T1">Random function is used whose main function is to generator random numbers {using </text:span><text:span text:style-name="T3">Random</text:span><text:span text:style-name="T9">}</text:span></text:p>
      <text:p text:style-name="P5"/>
      <text:p text:style-name="P2"><text:span text:style-name="T8">2-&gt;</text:span><text:span text:style-name="T10">round(Int64,a,Rounddown) is used to round off the value of a(i.e in </text:span><text:span text:style-name="T4">64 bits representation of integer</text:span><text:span text:style-name="T10">) to the base of </text:span><text:span text:style-name="T4">Rounddown.</text:span><text:span text:style-name="T10">The job of the f(a:Float64) is to add 1 to the 4 times the rounded value of the integer a.</text:span></text:p>
      <text:p text:style-name="P6"/>
      <text:p text:style-name="P3"><text:span text:style-name="T8">3-&gt;f(a::Int64) is used to multiply 2 to the value a and the integer a is stored in </text:span><text:span text:style-name="T2">64 bits representation of integer.</text:span></text:p>
      <text:p text:style-name="P4"/>
      <text:p text:style-name="P4">4-&gt;<text:span text:style-name="T16">in function(a::String) the following takes place:</text:span></text:p>
      <text:p text:style-name="P4"><text:span text:style-name="T2">* </text:span><text:span text:style-name="T16">The string a is converted into vector s with integer representation of 8 bits.</text:span></text:p>
      <text:p text:style-name="P8"><text:span text:style-name="T4">*</text:span><text:span text:style-name="T10"> </text:span><text:span text:style-name="T11">x is a</text:span><text:span text:style-name="T5"> vector </text:span><text:span text:style-name="T11">which stores the return value of the function randsubseq():</text:span></text:p>
      <text:p text:style-name="P9"><text:span text:style-name="T12">Syntax:</text:span><text:span text:style-name="T11"><text:tab/></text:span></text:p>
      <text:p text:style-name="P10"><text:span text:style-name="T17">randsubseq(A,p)-&gt;Vector</text:span></text:p>
      <text:p text:style-name="P10"/>
      <text:p text:style-name="P11"><text:span text:style-name="T17">Return a </text:span><text:span text:style-name="T6">vector</text:span><text:span text:style-name="T17"> consisting of a </text:span><text:span text:style-name="T6">random subsequence</text:span><text:span text:style-name="T17"> of the given array A,where each element of A is included with </text:span><text:span text:style-name="T6">independent probability p</text:span><text:span text:style-name="T17">.</text:span></text:p>
      <text:p text:style-name="P12">1:length(s) -&gt; the subvector is taken from <text:span text:style-name="T2">index 1</text:span> to the <text:span text:style-name="T2">last index of the vector</text:span></text:p>
      <text:p text:style-name="P12">In this case the independent probabilty is <text:span text:style-name="T2">0.5</text:span>.</text:p>
      <text:p text:style-name="P11"><text:span text:style-name="T4">*</text:span><text:span text:style-name="T7"> </text:span><text:span text:style-name="T13">The setdiff() works as follows:</text:span></text:p>
      <text:p text:style-name="P13"><text:span text:style-name="T8">Syntax:</text:span></text:p>
      <text:p text:style-name="P14">setdiff(S1,S2)</text:p>
      <text:p text:style-name="P13"><text:span text:style-name="T8">Construct the set of elements in S1 and </text:span><text:span text:style-name="T2">eliminating</text:span><text:span text:style-name="T8"> S2 elements.Maintain the order of the arrays.Note that both arguments must be collections and both will be itterated over.</text:span></text:p>
      <text:p text:style-name="P14">* <text:span text:style-name="T18">o </text:span><text:span text:style-name="T14">is an empty vector that the has length of the vector s.</text:span></text:p>
      <text:p text:style-name="P14"><text:span text:style-name="T18">* o[x] </text:span><text:span text:style-name="T14">stores the return value of the </text:span><text:span text:style-name="T18">s[x]</text:span><text:span text:style-name="T14"> converted into type Float64.</text:span></text:p>
      <text:p text:style-name="P14">* <text:span text:style-name="T18">o[y] </text:span><text:span text:style-name="T14">stores the return value of the </text:span><text:span text:style-name="T18">s[y]</text:span><text:span text:style-name="T14"> converted into type Int64.</text:span></text:p>
      <text:p text:style-name="P14"><text:span text:style-name="T14"/></text:p>
      <text:p text:style-name="P15">Thus <text:span text:style-name="T8">the main function of the code is to take the string thar is stored in the </text:span>FLAG <text:span text:style-name="T8">variable in the </text:span>secrets.jl<text:span text:style-name="T8"> and that is passed into the</text:span> function f <text:span text:style-name="T8">and that is converted into vector and then the </text:span>random number generator<text:span text:style-name="T8"> is used and then the setdiff function that creates a</text:span> new vector<text:span text:style-name="T8"> without the random numbers generated. Then the functions</text:span>(namely points 2 and 3) <text:span text:style-name="T8">are implemented onto the vector elements and then they are printed using </text:span><text:s/>println(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'Helvetica Neue', Arial, sans-serif"/>
    <style:font-face style:name="Lohit Devanagari1" svg:font-family="'Lohit Devanagari'"/>
    <style:font-face style:name="Lucida Sans Unicode" svg:font-family="'Lucida Sans Unicode', 'Bitstream Vera Sans', 'Trebuchet Unicode MS', 'Lucida Grande', Verdana, Helvetica, sans-serif"/>
    <style:font-face style:name="Roboto Mono" svg:font-family="'Roboto Mono', Monaco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12:35:32.936941940</meta:creation-date>
    <dc:date>2021-06-30T22:01:15.889762395</dc:date>
    <meta:editing-duration>PT19M3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329" meta:character-count="1892" meta:non-whitespace-character-count="1581"/>
  </office:meta>
</office:document-meta>
</file>